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0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4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4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257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65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7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7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8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8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9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92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94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9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9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9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0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01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02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04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0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06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0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08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1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11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1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13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15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1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1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18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2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2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2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2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2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2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3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3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3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3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4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4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4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5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5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55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62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70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72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73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74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76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77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79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8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8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8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94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00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0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4:23:23.017437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6-01T12:09:40.510634221</dc:date>
    <meta:editing-duration>P27DT6H3M18S</meta:editing-duration>
    <meta:editing-cycles>718</meta:editing-cycles>
    <meta:generator>LibreOffice/5.1.2.2$Linux_X86_64 LibreOffice_project/10m0$Build-2</meta:generator>
    <dc:creator>James Petts</dc:creator>
    <meta:document-statistic meta:table-count="3" meta:cell-count="2570" meta:object-count="0"/>
  </office:meta>
</office:document-meta>
</file>